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99cm" svg:stroke-color="#3465a4" draw:stroke-linejoin="round" svg:stroke-linecap="butt" draw:fill="none" fo:padding-top="0.049cm" fo:padding-bottom="0.049cm" fo:padding-left="0.049cm" fo:padding-right="0.049cm"/>
    </style:style>
    <style:style style:name="gr2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0.7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7" style:family="graphic" style:parent-style-name="standard">
      <style:graphic-properties draw:stroke="none" draw:fill="solid" draw:fill-color="#ef413d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0.7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729fc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79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7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7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2.3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2.0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0.7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4.02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99cm" svg:stroke-color="#ef413d" draw:stroke-linejoin="round" svg:stroke-linecap="butt" draw:fill="none" fo:padding-top="0.049cm" fo:padding-bottom="0.049cm" fo:padding-left="0.049cm" fo:padding-right="0.049cm"/>
    </style:style>
    <style:style style:name="gr2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56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6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ef413d"/>
    </style:style>
    <style:style style:name="P7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0.3999996185303pt" style:font-size-asian="10.3999996185303pt" style:font-name-complex="Liberation Sans2" style:font-size-complex="10.399999618530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705cm" svg:height="0.041cm" svg:x="15.094cm" svg:y="8.358cm" svg:viewBox="0 0 5706 42" draw:points="5706,0 0,0 0,42">
          <text:p/>
        </draw:polyline>
        <draw:line draw:style-name="gr2" draw:text-style-name="P2" draw:layer="layout" svg:x1="15.1cm" svg:y1="15.1cm" svg:x2="19.1cm" svg:y2="15.1cm">
          <text:p/>
        </draw:line>
        <draw:frame draw:style-name="gr3" draw:text-style-name="P4" draw:layer="layout" svg:width="0.795cm" svg:height="0.915cm" svg:x="22.37cm" svg:y="4.782cm">
          <draw:text-box>
            <text:p text:style-name="P3"><text:span text:style-name="T1">V</text:span></text:p>
          </draw:text-box>
        </draw:frame>
        <draw:line draw:style-name="gr4" draw:text-style-name="P1" draw:layer="layout" svg:x1="13.52cm" svg:y1="10.163cm" svg:x2="13.52cm" svg:y2="13.388cm">
          <text:p/>
        </draw:line>
        <draw:line draw:style-name="gr4" draw:text-style-name="P1" draw:layer="layout" svg:x1="15.135cm" svg:y1="10.118cm" svg:x2="13.52cm" svg:y2="10.972cm">
          <text:p/>
        </draw:line>
        <draw:line draw:style-name="gr4" draw:text-style-name="P1" draw:layer="layout" svg:x1="14.574cm" svg:y1="13.118cm" svg:x2="13.52cm" svg:y2="12.563cm">
          <text:p/>
        </draw:line>
        <draw:polygon draw:style-name="gr5" draw:text-style-name="P5" draw:layer="layout" svg:width="0.686cm" svg:height="0.513cm" svg:x="14.448cm" svg:y="12.898cm" svg:viewBox="0 0 687 514" draw:points="687,514 199,0 0,404">
          <text:p/>
        </draw:polygon>
        <draw:line draw:style-name="gr4" draw:text-style-name="P1" draw:layer="layout" svg:x1="15.094cm" svg:y1="8.509cm" svg:x2="15.094cm" svg:y2="10.119cm">
          <text:p/>
        </draw:line>
        <draw:line draw:style-name="gr4" draw:text-style-name="P1" draw:layer="layout" svg:x1="15.094cm" svg:y1="13.393cm" svg:x2="15.094cm" svg:y2="15.003cm">
          <text:p/>
        </draw:line>
        <draw:line draw:style-name="gr4" draw:text-style-name="P1" draw:layer="layout" svg:x1="11.951cm" svg:y1="11.814cm" svg:x2="13.476cm" svg:y2="11.814cm">
          <text:p/>
        </draw:line>
        <draw:line draw:style-name="gr6" draw:text-style-name="P1" draw:layer="layout" svg:x1="15.113cm" svg:y1="6.973cm" svg:x2="14.48cm" svg:y2="6.78cm">
          <text:p/>
        </draw:line>
        <draw:line draw:style-name="gr6" draw:text-style-name="P1" draw:layer="layout" svg:x1="15.723cm" svg:y1="6.381cm" svg:x2="14.48cm" svg:y2="6.786cm">
          <text:p/>
        </draw:line>
        <draw:line draw:style-name="gr6" draw:text-style-name="P1" draw:layer="layout" svg:x1="15.749cm" svg:y1="5.602cm" svg:x2="14.457cm" svg:y2="5.206cm">
          <text:p/>
        </draw:line>
        <draw:line draw:style-name="gr6" draw:text-style-name="P1" draw:layer="layout" svg:x1="15.754cm" svg:y1="6.4cm" svg:x2="14.466cm" svg:y2="6.009cm">
          <text:p/>
        </draw:line>
        <draw:line draw:style-name="gr6" draw:text-style-name="P1" draw:layer="layout" svg:x1="15.74cm" svg:y1="5.583cm" svg:x2="14.497cm" svg:y2="5.988cm">
          <text:p/>
        </draw:line>
        <draw:line draw:style-name="gr6" draw:text-style-name="P1" draw:layer="layout" svg:x1="15.691cm" svg:y1="4.793cm" svg:x2="14.452cm" svg:y2="5.198cm">
          <text:p/>
        </draw:line>
        <draw:line draw:style-name="gr6" draw:text-style-name="P1" draw:layer="layout" svg:x1="15.63cm" svg:y1="4.803cm" svg:x2="14.996cm" svg:y2="4.617cm">
          <text:p/>
        </draw:line>
        <draw:polyline draw:style-name="gr1" draw:text-style-name="P1" draw:layer="layout" svg:width="0.009cm" svg:height="1.447cm" svg:x="15.094cm" svg:y="6.971cm" svg:viewBox="0 0 10 1448" draw:points="10,0 10,752 0,752 0,1448">
          <text:p/>
        </draw:polyline>
        <draw:path draw:style-name="gr7" draw:text-style-name="P6" draw:layer="layout" svg:width="2.308cm" svg:height="2.372cm" svg:x="22.728cm" svg:y="5.932cm" svg:viewBox="0 0 2309 2373" svg:d="M1155 0c654 0 1154 512 1154 1184 0 673-500 1184-1154 1184s-1155-511-1155-1184c0-672 501-1184 1155-1184zM0 0zM2309 2373z">
          <text:p/>
        </draw:path>
        <draw:path draw:style-name="gr8" draw:text-style-name="P1" draw:layer="layout" svg:width="2.308cm" svg:height="2.367cm" svg:x="22.728cm" svg:y="5.932cm" svg:viewBox="0 0 2309 2368" svg:d="M1155 0c654 0 1154 512 1154 1184 0 673-500 1184-1154 1184s-1155-511-1155-1184c0-672 501-1184 1155-1184z">
          <text:p/>
        </draw:path>
        <draw:polygon draw:style-name="gr8" draw:text-style-name="P1" draw:layer="layout" svg:width="0cm" svg:height="0cm" svg:x="22.728cm" svg:y="5.932cm" svg:viewBox="0 0 0 0" draw:points="0,0">
          <text:p/>
        </draw:polygon>
        <draw:polygon draw:style-name="gr8" draw:text-style-name="P1" draw:layer="layout" svg:width="0cm" svg:height="0cm" svg:x="25.036cm" svg:y="8.304cm" svg:viewBox="0 0 0 0" draw:points="0,0">
          <text:p/>
        </draw:polygon>
        <draw:frame draw:style-name="gr9" draw:text-style-name="P7" draw:layer="layout" svg:width="0.67cm" svg:height="0.53cm" svg:x="22.902cm" svg:y="5.365cm">
          <draw:text-box>
            <text:p text:style-name="P3"><text:span text:style-name="T2">CC</text:span></text:p>
          </draw:text-box>
        </draw:frame>
        <draw:frame draw:style-name="gr10" draw:text-style-name="P4" draw:layer="layout" svg:width="0.794cm" svg:height="0.915cm" svg:x="23.649cm" svg:y="6.205cm">
          <draw:text-box>
            <text:p text:style-name="P3"><text:span text:style-name="T1">+</text:span></text:p>
          </draw:text-box>
        </draw:frame>
        <draw:polyline draw:style-name="gr1" draw:text-style-name="P1" draw:layer="layout" svg:width="8.78cm" svg:height="2.333cm" svg:x="15.102cm" svg:y="3.6cm" svg:viewBox="0 0 8781 2334" draw:points="8781,2334 8781,0 0,0 0,1017">
          <text:p/>
        </draw:polyline>
        <draw:path draw:style-name="gr11" draw:text-style-name="P8" draw:layer="layout" svg:width="2.307cm" svg:height="2.372cm" svg:x="3.6cm" svg:y="13.657cm" svg:viewBox="0 0 2308 2373" svg:d="M1155 0c654 0 1153 512 1153 1184 0 671-499 1184-1153 1184-656 0-1155-513-1155-1184 0-672 499-1184 1155-1184zM0 0zM2308 2373z">
          <text:p/>
        </draw:path>
        <draw:path draw:style-name="gr8" draw:text-style-name="P1" draw:layer="layout" svg:width="2.307cm" svg:height="2.367cm" svg:x="3.6cm" svg:y="13.657cm" svg:viewBox="0 0 2308 2368" svg:d="M1155 0c654 0 1153 512 1153 1184 0 671-499 1184-1153 1184-656 0-1155-513-1155-1184 0-672 499-1184 1155-1184z">
          <text:p/>
        </draw:path>
        <draw:polygon draw:style-name="gr8" draw:text-style-name="P1" draw:layer="layout" svg:width="0cm" svg:height="0cm" svg:x="3.6cm" svg:y="13.657cm" svg:viewBox="0 0 0 0" draw:points="0,0">
          <text:p/>
        </draw:polygon>
        <draw:polygon draw:style-name="gr8" draw:text-style-name="P1" draw:layer="layout" svg:width="0cm" svg:height="0cm" svg:x="5.907cm" svg:y="16.029cm" svg:viewBox="0 0 0 0" draw:points="0,0">
          <text:p/>
        </draw:polygon>
        <draw:frame draw:style-name="gr12" draw:text-style-name="P4" draw:layer="layout" svg:width="0.795cm" svg:height="0.916cm" svg:x="23.75cm" svg:y="7.116cm">
          <draw:text-box>
            <text:p text:style-name="P3"><text:span text:style-name="T1">-</text:span></text:p>
          </draw:text-box>
        </draw:frame>
        <draw:frame draw:style-name="gr13" draw:text-style-name="P4" draw:layer="layout" svg:width="0.794cm" svg:height="0.916cm" svg:x="4.52cm" svg:y="13.929cm">
          <draw:text-box>
            <text:p text:style-name="P3"><text:span text:style-name="T1">+</text:span></text:p>
          </draw:text-box>
        </draw:frame>
        <draw:polyline draw:style-name="gr1" draw:text-style-name="P1" draw:layer="layout" svg:width="1.109cm" svg:height="1.834cm" svg:x="4.754cm" svg:y="11.823cm" svg:viewBox="0 0 1110 1835" draw:points="1110,0 0,0 0,1835">
          <text:p/>
        </draw:polyline>
        <draw:polyline draw:style-name="gr1" draw:text-style-name="P1" draw:layer="layout" svg:width="19.128cm" svg:height="10.318cm" svg:x="4.754cm" svg:y="8.304cm" svg:viewBox="0 0 19129 10319" draw:points="0,7726 0,10319 19129,10319 19129,0">
          <text:p/>
        </draw:polyline>
        <draw:polyline draw:style-name="gr1" draw:text-style-name="P1" draw:layer="layout" svg:width="10.389cm" svg:height="2.594cm" svg:x="4.754cm" svg:y="16.029cm" svg:viewBox="0 0 10390 2595" draw:points="10390,1986 10390,2595 0,2595 0,0">
          <text:p/>
        </draw:polyline>
        <draw:frame draw:style-name="gr3" draw:text-style-name="P4" draw:layer="layout" svg:width="0.795cm" svg:height="0.915cm" svg:x="4.621cm" svg:y="14.841cm">
          <draw:text-box>
            <text:p text:style-name="P3"><text:span text:style-name="T1">-</text:span></text:p>
          </draw:text-box>
        </draw:frame>
        <draw:frame draw:style-name="gr10" draw:text-style-name="P4" draw:layer="layout" svg:width="0.794cm" svg:height="0.915cm" svg:x="6.222cm" svg:y="15.013cm">
          <draw:text-box>
            <text:p text:style-name="P3"><text:span text:style-name="T1">V</text:span></text:p>
          </draw:text-box>
        </draw:frame>
        <draw:frame draw:style-name="gr14" draw:text-style-name="P7" draw:layer="layout" svg:width="0.458cm" svg:height="0.53cm" svg:x="6.753cm" svg:y="15.593cm">
          <draw:text-box>
            <text:p text:style-name="P3"><text:span text:style-name="T2">IN</text:span></text:p>
          </draw:text-box>
        </draw:frame>
        <draw:frame draw:style-name="gr10" draw:text-style-name="P4" draw:layer="layout" svg:width="0.794cm" svg:height="0.915cm" svg:x="20.412cm" svg:y="9.663cm">
          <draw:text-box>
            <text:p text:style-name="P3"><text:span text:style-name="T1">+</text:span></text:p>
          </draw:text-box>
        </draw:frame>
        <draw:frame draw:style-name="gr10" draw:text-style-name="P4" draw:layer="layout" svg:width="0.794cm" svg:height="0.915cm" svg:x="20.412cm" svg:y="12.49cm">
          <draw:text-box>
            <text:p text:style-name="P3"><text:span text:style-name="T1">V</text:span></text:p>
          </draw:text-box>
        </draw:frame>
        <draw:frame draw:style-name="gr14" draw:text-style-name="P7" draw:layer="layout" svg:width="0.458cm" svg:height="0.53cm" svg:x="20.942cm" svg:y="13.07cm">
          <draw:text-box>
            <text:p text:style-name="P3"><text:span text:style-name="T2">O</text:span></text:p>
          </draw:text-box>
        </draw:frame>
        <draw:path draw:style-name="gr11" draw:text-style-name="P8" draw:layer="layout" svg:width="0.443cm" svg:height="0.485cm" svg:x="20.456cm" svg:y="8.1cm" svg:viewBox="0 0 444 486" svg:d="M222 0c124 0 222 104 222 242 0 135-98 240-222 240-129 0-222-105-222-240 0-138 93-242 222-242zM0 0zM444 486z">
          <text:p/>
        </draw:path>
        <draw:path draw:style-name="gr8" draw:text-style-name="P1" draw:layer="layout" svg:width="0.443cm" svg:height="0.481cm" svg:x="20.456cm" svg:y="8.1cm" svg:viewBox="0 0 444 482" svg:d="M222 0c124 0 222 105 222 242 0 135-98 240-222 240-129 0-222-105-222-240 0-137 93-242 222-242z">
          <text:p/>
        </draw:path>
        <draw:polygon draw:style-name="gr8" draw:text-style-name="P1" draw:layer="layout" svg:width="0cm" svg:height="0cm" svg:x="20.456cm" svg:y="8.1cm" svg:viewBox="0 0 0 0" draw:points="0,0">
          <text:p/>
        </draw:polygon>
        <draw:polygon draw:style-name="gr8" draw:text-style-name="P1" draw:layer="layout" svg:width="0cm" svg:height="0cm" svg:x="20.899cm" svg:y="8.585cm" svg:viewBox="0 0 0 0" draw:points="0,0">
          <text:p/>
        </draw:polygon>
        <draw:path draw:style-name="gr8" draw:text-style-name="P1" draw:layer="layout" svg:width="0.395cm" svg:height="0.398cm" svg:x="17.814cm" svg:y="18.401cm" svg:viewBox="0 0 396 399" svg:d="M198 0c110 0 198 86 198 199s-88 200-198 200c-111 0-198-87-198-200s87-199 198-199z">
          <text:p/>
        </draw:path>
        <draw:polygon draw:style-name="gr8" draw:text-style-name="P1" draw:layer="layout" svg:width="0cm" svg:height="0cm" svg:x="17.814cm" svg:y="18.401cm" svg:viewBox="0 0 0 0" draw:points="0,0">
          <text:p/>
        </draw:polygon>
        <draw:polygon draw:style-name="gr8" draw:text-style-name="P1" draw:layer="layout" svg:width="0cm" svg:height="0cm" svg:x="18.257cm" svg:y="18.882cm" svg:viewBox="0 0 0 0" draw:points="0,0">
          <text:p/>
        </draw:polygon>
        <draw:frame draw:style-name="gr10" draw:text-style-name="P4" draw:layer="layout" svg:width="0.794cm" svg:height="0.915cm" svg:x="10.4cm" svg:y="5.587cm">
          <draw:text-box>
            <text:p text:style-name="P3"><text:span text:style-name="T1">R</text:span></text:p>
          </draw:text-box>
        </draw:frame>
        <draw:line draw:style-name="gr6" draw:text-style-name="P1" draw:layer="layout" svg:x1="5.863cm" svg:y1="11.779cm" svg:x2="6.055cm" svg:y2="11.139cm">
          <text:p/>
        </draw:line>
        <draw:line draw:style-name="gr6" draw:text-style-name="P1" draw:layer="layout" svg:x1="6.453cm" svg:y1="12.442cm" svg:x2="6.049cm" svg:y2="11.143cm">
          <text:p/>
        </draw:line>
        <draw:line draw:style-name="gr6" draw:text-style-name="P1" draw:layer="layout" svg:x1="7.243cm" svg:y1="12.515cm" svg:x2="7.647cm" svg:y2="11.216cm">
          <text:p/>
        </draw:line>
        <draw:line draw:style-name="gr6" draw:text-style-name="P1" draw:layer="layout" svg:x1="6.433cm" svg:y1="12.469cm" svg:x2="6.837cm" svg:y2="11.17cm">
          <text:p/>
        </draw:line>
        <draw:line draw:style-name="gr6" draw:text-style-name="P1" draw:layer="layout" svg:x1="7.262cm" svg:y1="12.504cm" svg:x2="6.858cm" svg:y2="11.207cm">
          <text:p/>
        </draw:line>
        <draw:line draw:style-name="gr6" draw:text-style-name="P1" draw:layer="layout" svg:x1="8.058cm" svg:y1="12.504cm" svg:x2="7.654cm" svg:y2="11.207cm">
          <text:p/>
        </draw:line>
        <draw:line draw:style-name="gr6" draw:text-style-name="P1" draw:layer="layout" svg:x1="8.051cm" svg:y1="12.441cm" svg:x2="8.243cm" svg:y2="11.805cm">
          <text:p/>
        </draw:line>
        <draw:frame draw:style-name="gr15" draw:text-style-name="P7" draw:layer="layout" svg:width="0.565cm" svg:height="0.529cm" svg:x="10.975cm" svg:y="6.171cm">
          <draw:text-box>
            <text:p text:style-name="P3"><text:span text:style-name="T2">1</text:span></text:p>
          </draw:text-box>
        </draw:frame>
        <draw:frame draw:style-name="gr12" draw:text-style-name="P4" draw:layer="layout" svg:width="0.795cm" svg:height="0.916cm" svg:x="6.536cm" svg:y="9.965cm">
          <draw:text-box>
            <text:p text:style-name="P3"><text:span text:style-name="T1">R</text:span></text:p>
          </draw:text-box>
        </draw:frame>
        <draw:line draw:style-name="gr6" draw:text-style-name="P1" draw:layer="layout" svg:x1="15.156cm" svg:y1="18.017cm" svg:x2="14.523cm" svg:y2="17.829cm">
          <text:p/>
        </draw:line>
        <draw:line draw:style-name="gr6" draw:text-style-name="P1" draw:layer="layout" svg:x1="15.766cm" svg:y1="17.425cm" svg:x2="14.523cm" svg:y2="17.83cm">
          <text:p/>
        </draw:line>
        <draw:line draw:style-name="gr6" draw:text-style-name="P1" draw:layer="layout" svg:x1="15.789cm" svg:y1="16.646cm" svg:x2="14.501cm" svg:y2="16.255cm">
          <text:p/>
        </draw:line>
        <draw:line draw:style-name="gr6" draw:text-style-name="P1" draw:layer="layout" svg:x1="15.793cm" svg:y1="17.444cm" svg:x2="14.506cm" svg:y2="17.053cm">
          <text:p/>
        </draw:line>
        <draw:line draw:style-name="gr6" draw:text-style-name="P1" draw:layer="layout" svg:x1="15.78cm" svg:y1="16.627cm" svg:x2="14.541cm" svg:y2="17.037cm">
          <text:p/>
        </draw:line>
        <draw:line draw:style-name="gr6" draw:text-style-name="P1" draw:layer="layout" svg:x1="15.736cm" svg:y1="15.837cm" svg:x2="14.492cm" svg:y2="16.242cm">
          <text:p/>
        </draw:line>
        <draw:line draw:style-name="gr6" draw:text-style-name="P1" draw:layer="layout" svg:x1="15.674cm" svg:y1="15.847cm" svg:x2="15.041cm" svg:y2="15.661cm">
          <text:p/>
        </draw:line>
        <draw:polyline draw:style-name="gr1" draw:text-style-name="P1" draw:layer="layout" svg:width="0.049cm" svg:height="0.617cm" svg:x="15.094cm" svg:y="15.044cm" svg:viewBox="0 0 50 618" draw:points="0,0 0,292 50,292 50,618">
          <text:p/>
        </draw:polyline>
        <draw:frame draw:style-name="gr16" draw:text-style-name="P7" draw:layer="layout" svg:width="0.459cm" svg:height="0.53cm" svg:x="7.106cm" svg:y="10.545cm">
          <draw:text-box>
            <text:p text:style-name="P3"><text:span text:style-name="T2">IN</text:span></text:p>
          </draw:text-box>
        </draw:frame>
        <draw:frame draw:style-name="gr3" draw:text-style-name="P4" draw:layer="layout" svg:width="0.795cm" svg:height="0.915cm" svg:x="13.567cm" svg:y="16.6cm">
          <draw:text-box>
            <text:p text:style-name="P3"><text:span text:style-name="T1">R</text:span></text:p>
          </draw:text-box>
        </draw:frame>
        <draw:frame draw:style-name="gr16" draw:text-style-name="P7" draw:layer="layout" svg:width="0.459cm" svg:height="0.53cm" svg:x="14.141cm" svg:y="17.18cm">
          <draw:text-box>
            <text:p text:style-name="P3"><text:span text:style-name="T2">E</text:span></text:p>
          </draw:text-box>
        </draw:frame>
        <draw:frame draw:style-name="gr10" draw:text-style-name="P4" draw:layer="layout" svg:width="0.794cm" svg:height="0.915cm" svg:x="14.104cm" svg:y="9.113cm">
          <draw:text-box>
            <text:p text:style-name="P3"><text:span text:style-name="T1">C</text:span></text:p>
          </draw:text-box>
        </draw:frame>
        <draw:frame draw:style-name="gr3" draw:text-style-name="P4" draw:layer="layout" svg:width="0.795cm" svg:height="0.915cm" svg:x="14.383cm" svg:y="13.698cm">
          <draw:text-box>
            <text:p text:style-name="P3"><text:span text:style-name="T1">E</text:span></text:p>
          </draw:text-box>
        </draw:frame>
        <draw:frame draw:style-name="gr3" draw:text-style-name="P4" draw:layer="layout" svg:width="0.795cm" svg:height="0.915cm" svg:x="4.224cm" svg:y="3.702cm">
          <draw:text-box>
            <text:p text:style-name="P3"><text:span text:style-name="T1">V</text:span></text:p>
          </draw:text-box>
        </draw:frame>
        <draw:frame draw:style-name="gr17" draw:text-style-name="P7" draw:layer="layout" svg:width="0.671cm" svg:height="0.53cm" svg:x="4.75cm" svg:y="4.285cm">
          <draw:text-box>
            <text:p text:style-name="P3"><text:span text:style-name="T2">CC</text:span></text:p>
          </draw:text-box>
        </draw:frame>
        <draw:frame draw:style-name="gr18" draw:text-style-name="P4" draw:layer="layout" svg:width="2.326cm" svg:height="0.915cm" svg:x="5.422cm" svg:y="3.702cm">
          <draw:text-box>
            <text:p text:style-name="P3"><text:span text:style-name="T1">=12 V </text:span></text:p>
          </draw:text-box>
        </draw:frame>
        <draw:frame draw:style-name="gr19" draw:text-style-name="P4" draw:layer="layout" svg:width="2.029cm" svg:height="0.916cm" svg:x="4.224cm" svg:y="4.812cm">
          <draw:text-box>
            <text:p text:style-name="P3"><text:span text:style-name="T1">Audio</text:span></text:p>
          </draw:text-box>
        </draw:frame>
        <draw:frame draw:style-name="gr20" draw:text-style-name="P4" draw:layer="layout" svg:width="0.798cm" svg:height="0.915cm" svg:x="4.224cm" svg:y="5.724cm">
          <draw:text-box>
            <text:p text:style-name="P3"><text:span text:style-name="T1">IN</text:span></text:p>
          </draw:text-box>
        </draw:frame>
        <draw:line draw:style-name="gr6" draw:text-style-name="P1" draw:layer="layout" svg:x1="8.25cm" svg:y1="11.823cm" svg:x2="9.497cm" svg:y2="11.823cm">
          <text:p/>
        </draw:line>
        <draw:line draw:style-name="gr6" draw:text-style-name="P1" draw:layer="layout" svg:x1="9.506cm" svg:y1="13.117cm" svg:x2="9.506cm" svg:y2="10.531cm">
          <text:p/>
        </draw:line>
        <draw:line draw:style-name="gr6" draw:text-style-name="P1" draw:layer="layout" svg:x1="10.762cm" svg:y1="13.117cm" svg:x2="10.762cm" svg:y2="10.526cm">
          <text:p/>
        </draw:line>
        <draw:line draw:style-name="gr6" draw:text-style-name="P1" draw:layer="layout" svg:x1="10.757cm" svg:y1="11.823cm" svg:x2="12.004cm" svg:y2="11.823cm">
          <text:p/>
        </draw:line>
        <draw:frame draw:style-name="gr21" draw:text-style-name="P4" draw:layer="layout" svg:width="4.024cm" svg:height="0.915cm" svg:x="4.224cm" svg:y="6.641cm">
          <draw:text-box>
            <text:p text:style-name="P3"><text:span text:style-name="T1">Max: 10mV</text:span></text:p>
          </draw:text-box>
        </draw:frame>
        <draw:frame draw:style-name="gr12" draw:text-style-name="P4" draw:layer="layout" svg:width="0.795cm" svg:height="0.916cm" svg:x="9.957cm" svg:y="13.448cm">
          <draw:text-box>
            <text:p text:style-name="P3"><text:span text:style-name="T1">C</text:span></text:p>
          </draw:text-box>
        </draw:frame>
        <draw:line draw:style-name="gr22" draw:text-style-name="P1" draw:layer="layout" svg:x1="11.982cm" svg:y1="6.973cm" svg:x2="11.349cm" svg:y2="6.785cm">
          <text:p/>
        </draw:line>
        <draw:line draw:style-name="gr22" draw:text-style-name="P1" draw:layer="layout" svg:x1="12.588cm" svg:y1="6.381cm" svg:x2="11.349cm" svg:y2="6.786cm">
          <text:p/>
        </draw:line>
        <draw:line draw:style-name="gr22" draw:text-style-name="P1" draw:layer="layout" svg:x1="12.615cm" svg:y1="5.602cm" svg:x2="11.327cm" svg:y2="5.211cm">
          <text:p/>
        </draw:line>
        <draw:line draw:style-name="gr22" draw:text-style-name="P1" draw:layer="layout" svg:x1="12.619cm" svg:y1="6.4cm" svg:x2="11.332cm" svg:y2="6.009cm">
          <text:p/>
        </draw:line>
        <draw:line draw:style-name="gr22" draw:text-style-name="P1" draw:layer="layout" svg:x1="12.606cm" svg:y1="5.583cm" svg:x2="11.367cm" svg:y2="5.993cm">
          <text:p/>
        </draw:line>
        <draw:line draw:style-name="gr22" draw:text-style-name="P1" draw:layer="layout" svg:x1="12.562cm" svg:y1="4.793cm" svg:x2="11.318cm" svg:y2="5.203cm">
          <text:p/>
        </draw:line>
        <draw:line draw:style-name="gr22" draw:text-style-name="P1" draw:layer="layout" svg:x1="12.5cm" svg:y1="4.803cm" svg:x2="11.867cm" svg:y2="4.617cm">
          <text:p/>
        </draw:line>
        <draw:polyline draw:style-name="gr22" draw:text-style-name="P1" draw:layer="layout" svg:width="11.914cm" svg:height="2.333cm" svg:x="11.968cm" svg:y="3.6cm" svg:viewBox="0 0 11915 2334" draw:points="0,1017 0,0 11915,0 11915,2334">
          <text:p/>
        </draw:polyline>
        <draw:line draw:style-name="gr22" draw:text-style-name="P1" draw:layer="layout" svg:x1="11.982cm" svg:y1="16.488cm" svg:x2="11.349cm" svg:y2="16.3cm">
          <text:p/>
        </draw:line>
        <draw:line draw:style-name="gr22" draw:text-style-name="P1" draw:layer="layout" svg:x1="12.592cm" svg:y1="15.896cm" svg:x2="11.349cm" svg:y2="16.301cm">
          <text:p/>
        </draw:line>
        <draw:line draw:style-name="gr22" draw:text-style-name="P1" draw:layer="layout" svg:x1="12.615cm" svg:y1="15.117cm" svg:x2="11.327cm" svg:y2="14.726cm">
          <text:p/>
        </draw:line>
        <draw:line draw:style-name="gr22" draw:text-style-name="P1" draw:layer="layout" svg:x1="12.624cm" svg:y1="15.916cm" svg:x2="11.332cm" svg:y2="15.525cm">
          <text:p/>
        </draw:line>
        <draw:line draw:style-name="gr22" draw:text-style-name="P1" draw:layer="layout" svg:x1="12.606cm" svg:y1="15.098cm" svg:x2="11.367cm" svg:y2="15.503cm">
          <text:p/>
        </draw:line>
        <draw:line draw:style-name="gr22" draw:text-style-name="P1" draw:layer="layout" svg:x1="12.562cm" svg:y1="14.31cm" svg:x2="11.323cm" svg:y2="14.715cm">
          <text:p/>
        </draw:line>
        <draw:line draw:style-name="gr22" draw:text-style-name="P1" draw:layer="layout" svg:x1="12.5cm" svg:y1="14.32cm" svg:x2="11.867cm" svg:y2="14.132cm">
          <text:p/>
        </draw:line>
        <draw:polyline draw:style-name="gr22" draw:text-style-name="P1" draw:layer="layout" svg:width="0cm" svg:height="7.16cm" svg:x="11.968cm" svg:y="6.971cm" svg:viewBox="0 0 0 7161" draw:points="0,0 0,3578 0,7161">
          <text:p/>
        </draw:polyline>
        <draw:polyline draw:style-name="gr22" draw:text-style-name="P1" draw:layer="layout" svg:width="11.914cm" svg:height="10.318cm" svg:x="11.968cm" svg:y="8.304cm" svg:viewBox="0 0 11915 10319" draw:points="0,8183 0,10319 11915,10319 11915,0">
          <text:p/>
        </draw:polyline>
        <draw:path draw:style-name="gr11" draw:text-style-name="P8" draw:layer="layout" svg:width="0.443cm" svg:height="0.481cm" svg:x="11.703cm" svg:y="11.515cm" svg:viewBox="0 0 444 482" svg:d="M217 0c129 0 222 105 222 240 0 137-93 242-222 242-124 0-217-105-217-242 0-135 93-240 217-240zM0 0zM444 482z">
          <text:p/>
        </draw:path>
        <draw:path draw:style-name="gr8" draw:text-style-name="P1" draw:layer="layout" svg:width="0.438cm" svg:height="0.481cm" svg:x="11.703cm" svg:y="11.515cm" svg:viewBox="0 0 439 482" svg:d="M217 0c129 0 222 105 222 240 0 137-93 242-222 242-124 0-217-105-217-242 0-135 93-240 217-240z">
          <text:p/>
        </draw:path>
        <draw:polygon draw:style-name="gr8" draw:text-style-name="P1" draw:layer="layout" svg:width="0cm" svg:height="0cm" svg:x="11.703cm" svg:y="11.515cm" svg:viewBox="0 0 0 0" draw:points="0,0">
          <text:p/>
        </draw:polygon>
        <draw:polygon draw:style-name="gr8" draw:text-style-name="P1" draw:layer="layout" svg:width="0cm" svg:height="0cm" svg:x="12.145cm" svg:y="11.996cm" svg:viewBox="0 0 0 0" draw:points="0,0">
          <text:p/>
        </draw:polygon>
        <draw:frame draw:style-name="gr16" draw:text-style-name="P7" draw:layer="layout" svg:width="0.459cm" svg:height="0.53cm" svg:x="10.532cm" svg:y="14.032cm">
          <draw:text-box>
            <text:p text:style-name="P3"><text:span text:style-name="T2">I</text:span></text:p>
          </draw:text-box>
        </draw:frame>
        <draw:frame draw:style-name="gr12" draw:text-style-name="P4" draw:layer="layout" svg:width="0.795cm" svg:height="0.916cm" svg:x="16.067cm" svg:y="5.37cm">
          <draw:text-box>
            <text:p text:style-name="P3"><text:span text:style-name="T1">R</text:span></text:p>
          </draw:text-box>
        </draw:frame>
        <draw:frame draw:style-name="gr16" draw:text-style-name="P7" draw:layer="layout" svg:width="0.459cm" svg:height="0.53cm" svg:x="16.637cm" svg:y="5.954cm">
          <draw:text-box>
            <text:p text:style-name="P3"><text:span text:style-name="T2">C</text:span></text:p>
          </draw:text-box>
        </draw:frame>
        <draw:frame draw:style-name="gr12" draw:text-style-name="P4" draw:layer="layout" svg:width="0.795cm" svg:height="0.916cm" svg:x="10.3cm" svg:y="15.2cm">
          <draw:text-box>
            <text:p text:style-name="P3"><text:span text:style-name="T1">R</text:span></text:p>
          </draw:text-box>
        </draw:frame>
        <draw:line draw:style-name="gr23" draw:text-style-name="P1" draw:layer="layout" svg:x1="9.312cm" svg:y1="10.064cm" svg:x2="10.708cm" svg:y2="10.064cm">
          <text:p/>
        </draw:line>
        <draw:polygon draw:style-name="gr5" draw:text-style-name="P5" draw:layer="layout" svg:width="0.567cm" svg:height="0.386cm" svg:x="10.681cm" svg:y="9.869cm" svg:viewBox="0 0 568 387" draw:points="568,195 0,0 0,387">
          <text:p/>
        </draw:polygon>
        <draw:frame draw:style-name="gr24" draw:text-style-name="P7" draw:layer="layout" svg:width="0.565cm" svg:height="0.53cm" svg:x="10.874cm" svg:y="15.78cm">
          <draw:text-box>
            <text:p text:style-name="P3"><text:span text:style-name="T2">2</text:span></text:p>
          </draw:text-box>
        </draw:frame>
        <draw:frame draw:style-name="gr13" draw:text-style-name="P4" draw:layer="layout" svg:width="0.794cm" svg:height="0.916cm" svg:x="9.366cm" svg:y="8.79cm">
          <draw:text-box>
            <text:p text:style-name="P3"><text:span text:style-name="T1">I</text:span></text:p>
          </draw:text-box>
        </draw:frame>
        <draw:frame draw:style-name="gr16" draw:text-style-name="P7" draw:layer="layout" svg:width="0.459cm" svg:height="0.53cm" svg:x="9.59cm" svg:y="9.374cm">
          <draw:text-box>
            <text:p text:style-name="P3"><text:span text:style-name="T2">S</text:span></text:p>
          </draw:text-box>
        </draw:frame>
        <draw:frame draw:style-name="gr25" draw:text-style-name="P4" draw:layer="layout" svg:width="0.91cm" svg:height="0.916cm" svg:x="9.899cm" svg:y="8.79cm">
          <draw:text-box>
            <text:p text:style-name="P3"><text:span text:style-name="T1">=0</text:span></text:p>
          </draw:text-box>
        </draw:frame>
        <draw:frame draw:style-name="gr3" draw:text-style-name="P4" draw:layer="layout" svg:width="0.795cm" svg:height="0.915cm" svg:x="12.265cm" svg:y="10.043cm">
          <draw:text-box>
            <text:p text:style-name="P3"><text:span text:style-name="T1">I</text:span></text:p>
          </draw:text-box>
        </draw:frame>
        <draw:line draw:style-name="gr23" draw:text-style-name="P1" draw:layer="layout" svg:x1="12.582cm" svg:y1="11.466cm" svg:x2="12.984cm" svg:y2="11.466cm">
          <text:p/>
        </draw:line>
        <draw:polygon draw:style-name="gr5" draw:text-style-name="P5" draw:layer="layout" svg:width="0.562cm" svg:height="0.386cm" svg:x="12.958cm" svg:y="11.274cm" svg:viewBox="0 0 563 387" draw:points="563,193 0,0 0,387">
          <text:p/>
        </draw:polygon>
        <draw:frame draw:style-name="gr14" draw:text-style-name="P7" draw:layer="layout" svg:width="0.458cm" svg:height="0.53cm" svg:x="12.491cm" svg:y="10.626cm">
          <draw:text-box>
            <text:p text:style-name="P3"><text:span text:style-name="T2">B</text:span></text:p>
          </draw:text-box>
        </draw:frame>
        <draw:frame draw:style-name="gr26" draw:text-style-name="P9" draw:layer="layout" svg:width="2cm" svg:height="1.673cm" svg:x="23.2cm" svg:y="2.627cm">
          <draw:text-box>
            <text:p>vcc</text:p>
          </draw:text-box>
        </draw:frame>
        <draw:frame draw:style-name="gr26" draw:text-style-name="P10" draw:layer="layout" svg:width="2cm" svg:height="1.673cm" svg:x="11.9cm" svg:y="11.9cm">
          <draw:text-box>
            <text:p><text:span text:style-name="T3">base</text:span></text:p>
          </draw:text-box>
        </draw:frame>
        <draw:g>
          <draw:line draw:style-name="gr27" draw:text-style-name="P11" draw:layer="layout" svg:x1="19.341cm" svg:y1="19.389cm" svg:x2="16.6cm" svg:y2="19.404cm">
            <text:p/>
          </draw:line>
          <draw:line draw:style-name="gr27" draw:text-style-name="P11" draw:layer="layout" svg:x1="19.342cm" svg:y1="19.381cm" svg:x2="16.601cm" svg:y2="19.396cm">
            <text:p/>
          </draw:line>
          <draw:line draw:style-name="gr27" draw:text-style-name="P11" draw:layer="layout" svg:x1="17.348cm" svg:y1="19.718cm" svg:x2="18.71cm" svg:y2="19.718cm">
            <text:p/>
          </draw:line>
          <draw:line draw:style-name="gr27" draw:text-style-name="P11" draw:layer="layout" svg:x1="17.716cm" svg:y1="20cm" svg:x2="18.371cm" svg:y2="20cm">
            <text:p/>
          </draw:line>
          <draw:line draw:style-name="gr27" draw:text-style-name="P11" draw:layer="layout" svg:x1="18.006cm" svg:y1="19.369cm" svg:x2="18.017cm" svg:y2="18.642cm">
            <text:p/>
          </draw:line>
        </draw:g>
        <draw:frame draw:style-name="gr26" draw:text-style-name="P10" draw:layer="layout" svg:width="2cm" svg:height="1.673cm" svg:x="4.4cm" svg:y="11.027cm">
          <draw:text-box>
            <text:p><text:span text:style-name="T3">in</text:span></text:p>
          </draw:text-box>
        </draw:frame>
        <draw:frame draw:style-name="gr26" draw:text-style-name="P10" draw:layer="layout" svg:width="2cm" svg:height="1.673cm" svg:x="8.2cm" svg:y="11cm">
          <draw:text-box>
            <text:p><text:span text:style-name="T3">in2</text:span></text:p>
          </draw:text-box>
        </draw:frame>
        <draw:path draw:style-name="gr8" draw:text-style-name="P1" draw:layer="layout" svg:width="0.438cm" svg:height="0.481cm" svg:x="11.703cm" svg:y="11.515cm" svg:viewBox="0 0 439 482" svg:d="M217 0c129 0 222 105 222 240 0 137-93 242-222 242-124 0-217-105-217-242 0-135 93-240 217-240z">
          <text:p/>
        </draw:path>
        <draw:path draw:style-name="gr11" draw:text-style-name="P8" draw:layer="layout" svg:width="0.242cm" svg:height="0.299cm" svg:x="8.657cm" svg:y="11.7cm" svg:viewBox="0 0 243 300" svg:d="M119 0c71 0 122 66 122 150s-51 150-122 150c-68 0-119-66-119-150s51-150 119-150zM0 0zM243 300z">
          <text:p/>
        </draw:path>
        <draw:path draw:style-name="gr11" draw:text-style-name="P8" draw:layer="layout" svg:width="0.199cm" svg:height="0.199cm" svg:x="15cm" svg:y="15cm" svg:viewBox="0 0 200 200" svg:d="M98 0c58 0 100 44 100 100s-42 100-100 100c-56 0-98-44-98-100s42-100 98-100zM0 0zM200 200z">
          <text:p/>
        </draw:path>
        <draw:frame draw:style-name="gr26" draw:text-style-name="P10" draw:layer="layout" svg:width="2cm" svg:height="1.673cm" svg:x="13.7cm" svg:y="14.7cm">
          <draw:text-box>
            <text:p><text:span text:style-name="T3">emit</text:span></text:p>
          </draw:text-box>
        </draw:frame>
        <draw:path draw:style-name="gr11" draw:text-style-name="P8" draw:layer="layout" svg:width="0.199cm" svg:height="0.199cm" svg:x="15cm" svg:y="8.3cm" svg:viewBox="0 0 200 200" svg:d="M98 0c58 0 100 44 100 100s-42 100-100 100c-56 0-98-44-98-100s42-100 98-100zM0 0zM200 200z">
          <text:p/>
        </draw:path>
        <draw:frame draw:style-name="gr26" draw:text-style-name="P10" draw:layer="layout" svg:width="2cm" svg:height="1.673cm" svg:x="13.9cm" svg:y="8cm">
          <draw:text-box>
            <text:p><text:span text:style-name="T3">coll</text:span></text:p>
          </draw:text-box>
        </draw:frame>
        <draw:polygon draw:style-name="gr8" draw:text-style-name="P1" draw:layer="layout" svg:width="0cm" svg:height="0cm" svg:x="18.856cm" svg:y="18.325cm" svg:viewBox="0 0 0 0" draw:points="0,0">
          <text:p/>
        </draw:polygon>
        <draw:polygon draw:style-name="gr8" draw:text-style-name="P1" draw:layer="layout" svg:width="0cm" svg:height="0cm" svg:x="19.209cm" svg:y="18.699cm" svg:viewBox="0 0 0 0" draw:points="0,0">
          <text:p/>
        </draw:polygon>
        <draw:line draw:style-name="gr6" draw:text-style-name="P1" draw:layer="layout" svg:x1="18.006cm" svg:y1="15.576cm" svg:x2="18.006cm" svg:y2="16.571cm">
          <text:p/>
        </draw:line>
        <draw:line draw:style-name="gr6" draw:text-style-name="P1" draw:layer="layout" svg:x1="17cm" svg:y1="16.582cm" svg:x2="19.011cm" svg:y2="16.582cm">
          <text:p/>
        </draw:line>
        <draw:line draw:style-name="gr6" draw:text-style-name="P1" draw:layer="layout" svg:x1="17cm" svg:y1="17.584cm" svg:x2="19.011cm" svg:y2="17.584cm">
          <text:p/>
        </draw:line>
        <draw:line draw:style-name="gr6" draw:text-style-name="P1" draw:layer="layout" svg:x1="18.006cm" svg:y1="17.58cm" svg:x2="18.006cm" svg:y2="18.575cm">
          <text:p/>
        </draw:line>
        <draw:frame draw:style-name="gr28" draw:text-style-name="P4" draw:layer="layout" svg:width="0.634cm" svg:height="0.712cm" svg:x="18.387cm" svg:y="15.595cm">
          <draw:text-box>
            <text:p text:style-name="P3"><text:span text:style-name="T1">C</text:span></text:p>
          </draw:text-box>
        </draw:frame>
        <draw:frame draw:style-name="gr29" draw:text-style-name="P7" draw:layer="layout" svg:width="0.366cm" svg:height="0.412cm" svg:x="18.842cm" svg:y="16.049cm">
          <draw:text-box>
            <text:p text:style-name="P3"><text:span text:style-name="T2">B</text:span></text:p>
          </draw:text-box>
        </draw:frame>
        <draw:line draw:style-name="gr30" draw:text-style-name="P2" draw:layer="layout" svg:x1="18.01cm" svg:y1="15.1cm" svg:x2="18.01cm" svg:y2="15.6cm">
          <text:p/>
        </draw:line>
        <draw:path draw:style-name="gr11" draw:text-style-name="P8" draw:layer="layout" svg:width="0.395cm" svg:height="0.398cm" svg:x="17.814cm" svg:y="18.401cm" svg:viewBox="0 0 396 399" svg:d="M198 0c110 0 198 86 198 199s-88 200-198 200c-111 0-198-87-198-200s87-199 198-199zM0 0zM396 399z">
          <text:p/>
        </draw:path>
        <draw:frame draw:style-name="gr31" draw:text-style-name="P13" draw:layer="layout" svg:width="27.7cm" svg:height="1.6cm" svg:x="1cm" svg:y="1cm">
          <draw:text-box>
            <text:p text:style-name="P12"><text:span text:style-name="T4">Gain Stage</text:span></text:p>
          </draw:text-box>
        </draw:frame>
        <draw:frame draw:style-name="gr10" draw:text-style-name="P4" draw:layer="layout" svg:width="0.794cm" svg:height="0.915cm" svg:x="20.506cm" svg:y="17.2cm">
          <draw:text-box>
            <text:p text:style-name="P3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9:28:34.904083359</meta:creation-date>
    <dc:date>2021-05-23T11:41:45.481586014</dc:date>
    <meta:editing-duration>PT44M31S</meta:editing-duration>
    <meta:editing-cycles>10</meta:editing-cycles>
    <meta:generator>LibreOffice/6.4.6.2$Linux_X86_64 LibreOffice_project/40$Build-2</meta:generator>
    <meta:document-statistic meta:object-count="144"/>
  </office:meta>
</office:document-meta>
</file>